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style:style style:name="P2" style:family="paragraph" style:parent-style-name="Text_20_body">
      <style:text-properties fo:language="en" fo:country="US"/>
    </style:style>
    <style:style style:name="P3" style:family="paragraph" style:parent-style-name="li1b" style:master-page-name="">
      <style:paragraph-properties fo:keep-together="always" fo:keep-with-next="always"/>
    </style:style>
    <style:style style:name="P4" style:family="paragraph" style:parent-style-name="li1b" style:master-page-name="">
      <style:paragraph-properties fo:keep-with-next="always"/>
    </style:style>
    <style:style style:name="P5" style:family="paragraph" style:parent-style-name="li1n" style:master-page-name="">
      <style:paragraph-properties fo:orphans="2"/>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text:a xlink:type="simple" xlink:href="http://localhost:8000/packages/ice-guide/study-modules/module01.htm">Test internal link</text:a></text:p>
      <text:p text:style-name="p"><text:a xlink:type="simple" xlink:href="http://localhost:8000/packages/ice-guide/study-modules/module01x.htm">Bad Test link</text:a></text:p>
      <text:p text:style-name="p"><text:a xlink:type="simple" xlink:href="http://localhost:8000/packages/ice-guide/src/test.txt">Src/test.txt test link</text:a></text:p>
      <text:p text:style-name="p"><text:a xlink:type="simple" xlink:href="http://www.java.com/?x=1&amp;y=2">External link with &amp;</text:a></text:p>
      <text:p text:style-name="p"><text:a xlink:type="simple" xlink:href="http://localhost:8000/packages/ice-guide/intro-material/introduction.htm?x=1&amp;y=2">Internal link with &amp;</text:a></text:p>
      <text:p text:style-name="p"><text:a xlink:type="simple" xlink:href="http://localhost:8000/packages/ice-guide">Home link1</text:a></text:p>
      <text:p text:style-name="p"><text:a xlink:type="simple" xlink:href="http://localhost:8000/packages/ice-guide/default.htm">Home link2</text:a></text:p>
      <text:p text:style-name="p"/>
      <text:p text:style-name="p"><text:a xlink:type="simple" xlink:href="http://localhost:8000/packages/iceDoc/study-modules/module06.htm">External package link</text:a></text:p>
      <text:p text:style-name="p"/>
      <text:p text:style-name="p">The ICE (Integrated Content Environment) system will provide an easy-to-use editing interface with a web-based application to manage courses and course-related communication.</text:p>
      <text:p text:style-name="p">Data is stored in XML format to allow for automatic conversion to websites, CD and print.</text:p>
      <text:p text:style-name="p">ICE has two main components. Firstly, there is a content authoring system with an easy-to-use word-processor based application. Secondly, there is a web-based application designed to tie together all of the other systems Courses can be edited with a familiar word processing environment, using templates on-campus or off-campus. For further details, visit the USQ website &lt;<text:a xlink:type="simple" xlink:href="http://www.usq.edu.au/dec/staff/ice.htm">http://www.usq.edu.au/dec/staff/ice.htm</text:a>&gt;.</text:p>
      <text:h text:style-name="h1n" text:outline-level="2">OpenOffice.org</text:h>
      <text:p text:style-name="p">The OpenOffice.org suite is open source and includes applications for presentations (Impress), spreadsheets (Calc), drawings (Draw), formula editor (Math) and word-processing (Writer). Open source means that the software and its program code are available to the public at no cost.</text:p>
      <text:p text:style-name="p">OpenOffice.org Writer is used for word processing ICE content. As the ICE system develops, it is intended that Microsoft Word will be an alternative word processor.</text:p>
      <text:h text:style-name="h1n" text:outline-level="2">Structured content</text:h>
      <text:p text:style-name="p">A structured document contains logical elements ordered consistently. For example, a simple structure could be: introduction, body, conclusion, list of references. When you use structured documents, it can assist the reader and also assist when reusing information.</text:p>
      <text:p text:style-name="P2">There are many benefits to structured documents including: </text:p>
      <text:list text:style-name="li1b">
        <text:list-item>
          <text:p text:style-name="li1b">increased usability of the authoring environment as the structure provides guidance</text:p>
        </text:list-item>
        <text:list-item>
          <text:p text:style-name="li1b">ability to automate rendering to multiple output formats</text:p>
        </text:list-item>
        <text:list-item>
          <text:p text:style-name="li1b">easy re-use of content parts</text:p>
        </text:list-item>
        <text:list-item>
          <text:p text:style-name="li1b">consistent format</text:p>
        </text:list-item>
        <text:list-item>
          <text:p text:style-name="li1b">more efficient authoring as formatting is not setup for each individual document by each individual author</text:p>
        </text:list-item>
        <text:list-item>
          <text:p text:style-name="li1b">content can be machine readable as well as human readable. </text:p>
        </text:list-item>
      </text:list>
      <text:h text:style-name="h1n" text:outline-level="2">Directory structure</text:h>
      <text:p text:style-name="p">To assist you with maintaining consistent directory and content structure, you will be supplied with a sample course. The directories contain a few documents to base your content structure on. </text:p>
      <text:h text:style-name="h2n" text:outline-level="3">Source (src) folder</text:h>
      <text:p text:style-name="p">Most directories contain a ‘src’ folder. The ICE system will ignore files located in a ‘src’ folder when creating the website manifest.</text:p>
      <text:h text:style-name="h2n" text:outline-level="3">Conventions used in this guide</text:h>
      <text:p text:style-name="p">As with many software programs, there is usually more than one way to access a function. For example, you may like to use the menus or keyboard shortcuts. This guide will not explain all possibilities when discussing a function. As you become more familiar with OOo Writer, you will find the best way that suits you. </text:p>
      <text:p text:style-name="p">This guide has been written using OpenOffice.org Writer 2 running on a Windows<text:span text:style-name="i-sup">xp</text:span> operating system. The following conventions are used in this guide.</text:p>
      <text:list text:style-name="li1b">
        <text:list-item text:start-value="1">
          <text:p text:style-name="li1b">OpenOffice.org may be abbreviated to OOo and described similar to:</text:p>
        </text:list-item>
      </text:list>
      <text:p text:style-name="li1p">Become familiar with OOo Writer.</text:p>
      <text:list text:style-name="li1b">
        <text:list-item text:start-value="1">
          <text:p text:style-name="P3">Actions requiring the use of menus will be described similar to:</text:p>
        </text:list-item>
      </text:list>
      <text:p text:style-name="li1p">From the Menu, select File...New...Text Document.</text:p>
      <text:p text:style-name="li1p">The ellipses (...) means that one action follows another. The example given above would translate as: From the Menu, select File then select the New option then select the Text Document option.</text:p>
      <text:list text:style-name="li1b">
        <text:list-item text:start-value="1">
          <text:p text:style-name="P4">When giving step-by-step instructions, it will usually be assumed that you have OOo Writer open. Therefore, the first step will not be to instruct you to open OpenOffice.org Writer.</text:p>
        </text:list-item>
        <text:list-item>
          <text:p text:style-name="li1b">Keyboard shortcuts are placed inside angle brackets and described similar to:</text:p>
        </text:list-item>
      </text:list>
      <text:p text:style-name="li1p">Press the &lt;F1&gt; key on the keyboard.</text:p>
      <text:p text:style-name="li1p">&lt;Alt&gt; + &lt;S&gt;...&lt;P&gt;...&lt;P&gt; (This means press down the &lt;Alt&gt; key while you press the &lt;S&gt; key, press the &lt;P&gt; key then press the &lt;P&gt; key again.)</text:p>
      <text:list text:style-name="li1b">
        <text:list-item text:start-value="1">
          <text:p text:style-name="li1b">URLs are placed inside angle brackets and described similar to:</text:p>
        </text:list-item>
      </text:list>
      <text:p text:style-name="li1p">...visit the USQ website &lt;<text:a xlink:type="simple" xlink:href="http://www.usq.edu.au/dec/staff/ice.htm" office:target-frame-name="_blank" xlink:show="new">http://www.usq.edu.au/dec/staff/ice.htm</text:a>&gt;.</text:p>
      <text:h text:style-name="h1n" text:outline-level="2">Information sources</text:h>
      <text:p text:style-name="p">This guide has been prepared as a quick reference only. Some other sources for accessing information on using OOo Writer and ICE follow.</text:p>
      <text:list text:style-name="li1n">
        <text:list-item>
          <text:p text:style-name="li1n">The Help supplied with OOo Writer. From the Menu, select Help...OpenOffice.org Help or press &lt;F1&gt; on the keyboard. Find information about a specific area by searching or using the contents and index.</text:p>
        </text:list-item>
        <text:list-item>
          <text:p text:style-name="li1n">The OpenOffice.org website &lt;<text:a xlink:type="simple" xlink:href="http://www.openoffice.org/" office:target-frame-name="_blank" xlink:show="new">http://www.openoffice.org</text:a>&gt;.</text:p>
        </text:list-item>
        <text:list-item>
          <text:p text:style-name="P5">Reference books such as <text:span text:style-name="i-i">OpenOffice.org Writer: the free alternative to Microsoft Word</text:span> by Jean Hollis Weber.</text:p>
        </text:list-item>
        <text:list-item>
          <text:p text:style-name="li1n">An ICE overview &lt;<text:a xlink:type="simple" xlink:href="http://www.usq.edu.au/dec/staff/ice.htm">http://www.usq.edu.au/dec/staff/ice.htm</text:a>&gt;.</text:p>
        </text:list-item>
      </text:list>
      <text:p text:style-name="p"/>
      <text:h text:style-name="h2n" text:outline-level="3">Test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h1-chapter" style:family="paragraph" style:parent-style-name="h1" style:next-style-name="p"/>
    <style:style style:name="h2-chapter" style:family="paragraph" style:parent-style-name="h2" style:next-style-name="p"/>
    <style:style style:name="h3-chapter" style:family="paragraph" style:parent-style-name="h3" style:next-style-name="p"/>
    <style:style style:name="h4-chapter" style:family="paragraph" style:parent-style-name="h4" style:next-style-name="p"/>
    <style:style style:name="h5-chapter" style:family="paragraph" style:parent-style-name="h5" style:next-style-name="p"/>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latex" style:family="paragraph" style:parent-style-name="p" style:next-style-name="p">
      <style:paragraph-properties fo:text-align="center" style:justify-single-word="false"/>
      <style:text-properties style:font-name="Courier"/>
    </style:style>
    <style:style style:name="p-firstline-indent" style:family="paragraph" style:parent-style-name="First_20_line_20_indent">
      <style:paragraph-properties fo:margin-left="0cm" fo:margin-right="0cm" fo:text-indent="0.6cm" style:auto-text-indent="false"/>
    </style:style>
    <style:style style:name="p-hanging-indent" style:family="paragraph" style:parent-style-name="Hanging_20_indent">
      <style:paragraph-properties style:shadow="none">
        <style:tab-stops/>
      </style:paragraph-properties>
    </style:style>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note"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Introduction(1)</text:title></text:p>
            </table:table-cell>
            <table:table-cell table:style-name="BodyFooter.A1" office:value-type="string">
              <text:p text:style-name="P1"><text:span text:style-name="i-b"><text:page-number text:select-page="current">3</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3</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3</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3</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Introduction(1)</text:title></text:p>
            </table:table-cell>
            <table:table-cell table:style-name="Table46.A1" office:value-type="string">
              <text:p text:style-name="P1"><text:span text:style-name="i-b"><text:page-number text:select-page="current">3</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3</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Introduction(1)</dc:title>
    <dc:subject>Integrated Content Environment (ICE) user guide</dc:subject>
    <meta:initial-creator>Pamela Glossop</meta:initial-creator>
    <meta:creation-date>2005-12-21T08:44:01</meta:creation-date>
    <dc:date>2006-10-25T15:51:51</dc:date>
    <dc:language>en-US</dc:language>
    <meta:editing-cycles>22</meta:editing-cycles>
    <meta:editing-duration>PT26M51S</meta:editing-duration>
    <meta:template xlink:type="simple" xlink:actuate="onRequest" xlink:role="template" xlink:href="../../../../../ice-usq/trunk/usq-content/templates/ice-template.ott" xlink:title="ice-template" meta:date="2006-09-19T13:58:54"/>
    <meta:user-defined meta:name="Info 1"/>
    <meta:user-defined meta:name="Info 2"/>
    <meta:user-defined meta:name="Info 3"/>
    <meta:user-defined meta:name="Info 4"/>
    <meta:document-statistic meta:table-count="48" meta:image-count="0" meta:object-count="0" meta:page-count="3" meta:paragraph-count="101" meta:word-count="689" meta:character-count="451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